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4882in" fo:margin-left="0.0972in" table:align="left" style:writing-mode="lr-tb"/>
    </style:style>
    <style:style style:name="Tabela1.A" style:family="table-column">
      <style:table-column-properties style:column-width="1.9014in"/>
    </style:style>
    <style:style style:name="Tabela1.B" style:family="table-column">
      <style:table-column-properties style:column-width="2.0833in"/>
    </style:style>
    <style:style style:name="Tabela1.C" style:family="table-column">
      <style:table-column-properties style:column-width="2.503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0743in" fo:padding-right="0.0743in" fo:padding-top="0in" fo:padding-bottom="0in" fo:border-left="0.0007in solid #000000" fo:border-right="none" fo:border-top="0.0007in solid #000000" fo:border-bottom="0.0069in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743in" fo:padding-right="0.0743in" fo:padding-top="0in" fo:padding-bottom="0in" fo:border-left="0.0069in solid #000000" fo:border-right="none" fo:border-top="0.0007in solid #000000" fo:border-bottom="0.0069in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ccffcc" fo:padding-left="0.0743in" fo:padding-right="0.0743in" fo:padding-top="0in" fo:padding-bottom="0in" fo:border-left="0.0069in solid #000000" fo:border-right="0.0007in solid #000000" fo:border-top="0.0007in solid #000000" fo:border-bottom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69in solid #000000" style:writing-mode="lr-tb"/>
    </style:style>
    <style:style style:name="Tabela1.B2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1.C2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69in solid #000000" style:writing-mode="lr-tb"/>
    </style:style>
    <style:style style:name="Tabela1.A9" style:family="table-cell">
      <style:table-cell-properties style:vertical-align="top" fo:padding-left="0.0743in" fo:padding-right="0.0743in" fo:padding-top="0in" fo:padding-bottom="0in" fo:border-left="0.0007in solid #000000" fo:border-right="none" fo:border-top="0.0069in solid #000000" fo:border-bottom="0.0007in solid #000000" style:writing-mode="lr-tb"/>
    </style:style>
    <style:style style:name="Tabela1.B9" style:family="table-cell">
      <style:table-cell-properties style:vertical-align="top" fo:padding-left="0.0743in" fo:padding-right="0.0743in" fo:padding-top="0in" fo:padding-bottom="0in" fo:border-left="0.0069in solid #000000" fo:border-right="none" fo:border-top="0.0069in solid #000000" fo:border-bottom="0.0007in solid #000000" style:writing-mode="lr-tb"/>
    </style:style>
    <style:style style:name="Tabela1.C9" style:family="table-cell">
      <style:table-cell-properties style:vertical-align="top" fo:padding-left="0.0743in" fo:padding-right="0.0743in" fo:padding-top="0in" fo:padding-bottom="0in" fo:border-left="0.0069in solid #000000" fo:border-right="0.0007in solid #000000" fo:border-top="0.0069in solid #000000" fo:border-bottom="0.0007in solid #000000" style:writing-mode="lr-tb"/>
    </style:style>
    <style:style style:name="Tabela2" style:family="table">
      <style:table-properties style:width="6.4882in" fo:margin-left="0.0972in" table:align="left" style:writing-mode="lr-tb"/>
    </style:style>
    <style:style style:name="Tabela2.A" style:family="table-column">
      <style:table-column-properties style:column-width="6.4882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43in" fo:padding-right="0.0743in" fo:padding-top="0in" fo:padding-bottom="0in" fo:border="0.0007in solid #000000" style:writing-mode="lr-tb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" style:family="paragraph" style:parent-style-name="Standard"/>
    <style:style style:name="P4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5" style:family="paragraph" style:parent-style-name="Standard">
      <style:paragraph-properties fo:margin-top="0.0835in" fo:margin-bottom="0in"/>
      <style:text-properties style:font-name="Arial" fo:font-size="13.5pt" fo:font-weight="bold" style:font-size-asian="13.5pt" style:language-asian="en" style:country-asian="US" style:font-weight-asian="bold" style:font-name-complex="Arial" style:font-size-complex="13.5pt"/>
    </style:style>
    <style:style style:name="P6" style:family="paragraph" style:parent-style-name="Standard">
      <style:paragraph-properties fo:margin-top="0.0835in" fo:margin-bottom="0in" fo:text-align="center" style:justify-single-word="false"/>
      <style:text-properties style:font-name="Arial" fo:font-size="13.5pt" fo:font-weight="bold" style:font-size-asian="13.5pt" style:language-asian="en" style:country-asian="US" style:font-weight-asian="bold" style:font-name-complex="Arial" style:font-size-complex="13.5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165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.3335in" fo:margin-right="0in" fo:line-height="150%" fo:text-indent="0in" style:auto-text-indent="false">
        <style:tab-stops>
          <style:tab-stop style:position="4.4299in"/>
        </style:tab-stops>
      </style:paragraph-properties>
      <style:text-properties style:font-name="Arial"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3335in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.0835in" fo:margin-bottom="0.0835in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.0835in" fo:margin-bottom="0.0835in" style:snap-to-layout-grid="false"/>
      <style:text-properties style:font-name="Arial" fo:font-size="10pt" style:font-size-asian="10pt" style:font-size-complex="10pt"/>
    </style:style>
    <style:style style:name="P15" style:family="paragraph" style:parent-style-name="Footer">
      <style:paragraph-properties>
        <style:tab-stops/>
      </style:paragraph-properties>
    </style:style>
    <style:style style:name="P16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1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19" style:family="paragraph" style:parent-style-name="Header">
      <style:paragraph-properties>
        <style:tab-stops/>
      </style:paragraph-properties>
    </style:style>
    <style:style style:name="P2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21" style:family="paragraph" style:parent-style-name="Header">
      <style:text-properties fo:font-size="9pt" fo:language="none" fo:country="none" style:font-size-asian="9pt" style:language-asian="none" style:country-asian="none"/>
    </style:style>
    <style:style style:name="P22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23" style:family="paragraph" style:parent-style-name="Header">
      <style:paragraph-properties style:snap-to-layout-grid="false"/>
    </style:style>
    <style:style style:name="P24" style:family="paragraph" style:parent-style-name="Title">
      <style:paragraph-properties fo:text-align="end" style:justify-single-word="false"/>
      <style:text-properties fo:language="pt" fo:country="BR"/>
    </style:style>
    <style:style style:name="P2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7" style:family="paragraph" style:parent-style-name="Title">
      <style:text-properties fo:font-size="12pt" fo:language="pt" fo:country="BR" style:font-size-asian="12pt" style:font-size-complex="12pt"/>
    </style:style>
    <style:style style:name="P28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29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3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2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Heading_20_1">
      <style:paragraph-properties fo:margin-left="0.3335in" fo:margin-right="0in" fo:margin-top="0in" fo:margin-bottom="0in" fo:line-height="150%" fo:text-indent="0in" style:auto-text-indent="false">
        <style:tab-stops>
          <style:tab-stop style:position="4.4165in"/>
        </style:tab-stops>
      </style:paragraph-properties>
      <style:text-properties fo:font-size="10pt" style:font-size-asian="10pt" style:font-size-complex="10pt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anguage="none" fo:country="none" style:font-size-asian="10pt" style:language-asian="none" style:country-asian="none"/>
    </style:style>
    <style:style style:name="T3" style:family="text">
      <style:text-properties fo:font-size="9pt" style:font-size-asian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none" fo:country="none" style:font-size-asian="8pt" style:language-asian="none" style:country-asian="none" style:font-size-complex="8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24"/>
      <text:p text:style-name="P24"/>
      <text:p text:style-name="P24"/>
      <text:p text:style-name="P1"/>
      <text:p text:style-name="P25">Relatório de Não Conformidades</text:p>
      <text:p text:style-name="P4">(Funções / Processos)</text:p>
      <text:p text:style-name="P2"/>
      <text:p text:style-name="P2"/>
      <text:p text:style-name="P2"/>
      <text:p text:style-name="P2"/>
      <text:p text:style-name="P25">Nome do Projeto - Versão 9.9</text:p>
      <text:p text:style-name="P28">Nome do Módulo - Release 9.9</text:p>
      <text:p text:style-name="P2"/>
      <text:p text:style-name="P2"/>
      <text:p text:style-name="P2"/>
      <text:p text:style-name="P2"/>
      <text:p text:style-name="P29"/>
      <text:p text:style-name="P26"/>
      <text:section text:style-name="Sect1" text:name="Seção1">
        <text:p text:style-name="P3"/>
      </text:section>
      <text:section text:style-name="Sect2" text:name="Seção2">
        <text:p text:style-name="P27"/>
        <text:p text:style-name="P30">Relatório de Não Conformidades</text:p>
        <text:p text:style-name="P6">(Testes das Funções do Sistema Comparados com Processos do Setor)</text:p>
        <text:p text:style-name="P5"/>
        <text:list xml:id="list30590817" text:style-name="WW8Num14">
          <text:list-item>
            <text:h text:style-name="P32" text:outline-level="1">Informações Gerais</text:h>
          </text:list-item>
        </text:list>
        <text:p text:style-name="P7"/>
        <text:p text:style-name="P8">Sistema: <text:tab/> </text:p>
        <text:h text:style-name="P34" text:outline-level="1">Área: <text:tab/> </text:h>
        <text:p text:style-name="P8">Responsável pelo teste/homologação: <text:tab/><text:tab/></text:p>
        <text:p text:style-name="P9">Data: </text:p>
        <text:p text:style-name="P10"/>
        <text:list xml:id="list30587363" text:continue-numbering="true" text:style-name="WW8Num14">
          <text:list-item>
            <text:h text:style-name="P33" text:outline-level="1">Dados da Não Conformidade</text:h>
          </text:list-item>
        </text:list>
        <text:p text:style-name="P1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2">Tela</text:p>
            </table:table-cell>
            <table:table-cell table:style-name="Tabela1.B1" office:value-type="string">
              <text:p text:style-name="P12">Teste Realizado</text:p>
            </table:table-cell>
            <table:table-cell table:style-name="Tabela1.C1" office:value-type="string">
              <text:p text:style-name="P12">Descrição da Não Conformidade</text:p>
            </table:table-cell>
          </table:table-row>
          <table:table-row table:style-name="Tabela1.1">
            <table:table-cell table:style-name="Tabela1.A2" office:value-type="string">
              <text:p text:style-name="P14">1 -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2" office:value-type="string">
              <text:p text:style-name="P14">2 -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2" office:value-type="string">
              <text:p text:style-name="P14">3 - 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2" office:value-type="string">
              <text:p text:style-name="P14">4 - 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2" office:value-type="string">
              <text:p text:style-name="P14">5 -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2" office:value-type="string">
              <text:p text:style-name="P14">6 -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2" office:value-type="string">
              <text:p text:style-name="P14">7 -</text:p>
            </table:table-cell>
            <table:table-cell table:style-name="Tabela1.B2" office:value-type="string">
              <text:p text:style-name="P14"/>
            </table:table-cell>
            <table:table-cell table:style-name="Tabela1.C2" office:value-type="string">
              <text:p text:style-name="P14"/>
            </table:table-cell>
          </table:table-row>
          <table:table-row table:style-name="Tabela1.1">
            <table:table-cell table:style-name="Tabela1.A9" office:value-type="string">
              <text:p text:style-name="P14">8 -</text:p>
            </table:table-cell>
            <table:table-cell table:style-name="Tabela1.B9" office:value-type="string">
              <text:p text:style-name="P14"/>
            </table:table-cell>
            <table:table-cell table:style-name="Tabela1.C9" office:value-type="string">
              <text:p text:style-name="P14"/>
            </table:table-cell>
          </table:table-row>
        </table:table>
        <text:p text:style-name="P7"/>
        <text:list xml:id="list30577407" text:continue-numbering="true" text:style-name="WW8Num14">
          <text:list-item>
            <text:h text:style-name="P33" text:outline-level="1">Comentários</text:h>
          </text:list-item>
        </text:list>
        <text:p text:style-name="P11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P14"/>
              <text:p text:style-name="P13"/>
              <text:p text:style-name="P13"/>
              <text:p text:style-name="P13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3" style:family="table">
      <style:table-properties style:width="6.6181in" fo:margin-left="-0.075in" table:align="left" style:writing-mode="lr-tb"/>
    </style:style>
    <style:style style:name="Tabela3.A" style:family="table-column">
      <style:table-column-properties style:column-width="3.309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3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none" fo:country="none" style:font-size-asian="9pt" style:language-asian="none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none" fo:country="none" style:font-size-asian="8pt" style:language-asian="none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7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3" table:style-name="Tabela3">
          <table:table-column table:style-name="Tabela3.A" table:number-columns-repeated="2"/>
          <table:table-row table:style-name="Tabela3.1">
            <table:table-cell table:style-name="Tabela3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3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Rel. Não Conform. - Processo</text:span><text:span text:style-name="Page_20_Number"><text:span text:style-name="MT3"><text:tab/></text:span></text:span><text:span text:style-name="Page_20_Number"><text:span text:style-name="MT2">mds - rc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47:02.03</meta:creation-date>
    <meta:editing-cycles>2</meta:editing-cycles>
    <meta:editing-duration>PT00H00M43S</meta:editing-duration>
    <meta:initial-creator>Lena Lúcia de Moraes</meta:initial-creator>
    <meta:generator>BrOffice.org/3.0$Win32 OpenOffice.org_project/300m9$Build-9358</meta:generator>
    <meta:document-statistic meta:table-count="3" meta:image-count="2" meta:object-count="0" meta:page-count="2" meta:paragraph-count="30" meta:word-count="91" meta:character-count="904"/>
    <dc:date>2010-02-26T10:47:45.24</dc:date>
    <dc:creator>Lena Lúcia de Moraes</dc:creator>
  </office:meta>
</office:document-meta>
</file>